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4.138cm" fo:min-width="5.443cm" fo:padding-top="0.217cm" fo:padding-bottom="0.217cm" fo:padding-left="0.317cm" fo:padding-right="0.3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4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63cm" fo:min-width="5.443cm" fo:padding-top="0.217cm" fo:padding-bottom="0.217cm" fo:padding-left="0.317cm" fo:padding-right="0.317cm"/>
    </style:style>
    <style:style style:name="gr5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63cm" fo:min-width="5.443cm" fo:padding-top="0.217cm" fo:padding-bottom="0.217cm" fo:padding-left="0.317cm" fo:padding-right="0.317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376cm" fo:min-width="5.443cm" fo:padding-top="0.217cm" fo:padding-bottom="0.217cm" fo:padding-left="0.317cm" fo:padding-right="0.31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2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64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4" style:family="graphic" style:parent-style-name="objectwithoutfill">
      <style:graphic-properties draw:stroke="solid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-color="#ed1c24" draw:textarea-vertical-align="middle" draw:auto-grow-height="false" fo:min-height="0.031cm" fo:min-width="0cm"/>
    </style:style>
    <style:style style:name="gr26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6.51cm" fo:min-width="5.443cm" fo:padding-top="0.217cm" fo:padding-bottom="0.217cm" fo:padding-left="0.317cm" fo:padding-right="0.317cm"/>
    </style:style>
    <style:style style:name="gr27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middle" draw:auto-grow-height="true" fo:min-height="0cm" fo:min-width="0cm" fo:padding-top="0.217cm" fo:padding-bottom="0.217cm" fo:padding-left="0.317cm" fo:padding-right="0.317cm"/>
    </style:style>
    <style:style style:name="gr28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top" draw:auto-grow-height="false" fo:min-height="6.492cm" fo:min-width="5.425cm" fo:padding-top="0.226cm" fo:padding-bottom="0.226cm" fo:padding-left="0.326cm" fo:padding-right="0.326cm"/>
    </style:style>
    <style:style style:name="gr29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30" style:family="graphic" style:parent-style-name="standard">
      <style:graphic-properties svg:stroke-width="0.053cm" svg:stroke-color="#ef413d" draw:marker-start-width="0.306cm" draw:marker-end-width="0.306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3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134cm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14.332cm" fo:min-width="17.688cm" fo:padding-top="0.2cm" fo:padding-bottom="0.2cm" fo:padding-left="0.3cm" fo:padding-right="0.3cm"/>
    </style:style>
    <style:style style:name="gr35" style:family="graphic" style:parent-style-name="standard" style:list-style-name="L1">
      <style:graphic-properties svg:stroke-width="0.035cm" svg:stroke-color="#0066b3" draw:marker-start-width="0.304cm" draw:marker-end-width="0.304cm" draw:fill-color="#ffffff" draw:textarea-horizontal-align="justify" draw:textarea-vertical-align="top" draw:auto-grow-height="false" fo:min-height="6.873cm" fo:min-width="5.462cm" fo:padding-top="0.217cm" fo:padding-bottom="0.217cm" fo:padding-left="0.317cm" fo:padding-right="0.3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5.1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6cm" fo:min-width="0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.723cm" fo:min-width="3.65cm" fo:padding-top="0.217cm" fo:padding-bottom="0.217cm" fo:padding-left="0.317cm" fo:padding-right="0.317cm"/>
    </style:style>
    <style:style style:name="gr40" style:family="graphic" style:parent-style-name="standard">
      <style:graphic-properties draw:stroke="none" svg:stroke-color="#000000" draw:fill="solid" draw:fill-color="#ffffff" draw:opacity="100%" draw:opacity-name="Transparency_20_20" draw:textarea-horizontal-align="left" draw:auto-grow-height="true" draw:auto-grow-width="true" fo:min-height="1.575cm" fo:min-width="3.507cm"/>
    </style:style>
    <style:style style:name="gr41" style:family="graphic" style:parent-style-name="standard">
      <style:graphic-properties draw:stroke="none" draw:fill="none" fo:min-height="0.88cm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43" style:family="graphic" style:parent-style-name="standard">
      <style:graphic-properties draw:stroke="none" draw:fill-color="#ed1c24" draw:textarea-horizontal-align="justify" draw:textarea-vertical-align="middle" draw:auto-grow-height="false" fo:min-height="0.104cm" fo:min-width="0cm"/>
    </style:style>
    <style:style style:name="gr44" style:family="graphic" style:parent-style-name="standard">
      <style:graphic-properties draw:stroke="none" draw:fill="none" fo:min-height="0.893cm"/>
    </style:style>
    <style:style style:name="gr45" style:family="graphic" style:parent-style-name="objectwithoutfill">
      <style:graphic-properties draw:stroke="solid" draw:stroke-dash="Fine_20_Dashed" svg:stroke-width="0.035cm" svg:stroke-color="#00aaad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f5822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28cm" svg:stroke-color="#f5822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34cm"/>
    </style:style>
    <style:style style:name="gr49" style:family="graphic" style:parent-style-name="objectwithoutfill">
      <style:graphic-properties draw:stroke="solid" draw:stroke-dash="Fine_20_Dashed" svg:stroke-width="0.028cm" svg:stroke-color="#00aaad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144cm"/>
    </style:style>
    <style:style style:name="gr51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width="0cm" draw:marker-start-width="0.148cm" draw:marker-end-width="0.148cm" draw:fill="gradient" draw:fill-gradient-name="Gradient_20_6" draw:opacity="50%" draw:opacity-name="" draw:textarea-horizontal-align="justify" draw:textarea-vertical-align="middle" draw:auto-grow-height="false" fo:min-height="1.718cm" fo:min-width="3.501cm" fo:padding-top="0.125cm" fo:padding-bottom="0.125cm" fo:padding-left="0.25cm" fo:padding-right="0.25cm"/>
    </style:style>
    <style:style style:name="gr54" style:family="graphic" style:parent-style-name="standard">
      <style:graphic-properties draw:stroke="none" draw:fill="none" fo:min-height="0.71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ed1c24" fo:font-size="24pt" style:font-size-asian="24pt" style:font-size-complex="24pt"/>
    </style:style>
    <style:style style:name="P7" style:family="paragraph">
      <loext:graphic-properties draw:fill="none" draw:fill-color="#ffffff"/>
      <style:text-properties fo:color="#0066b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solid" draw:fill-color="#ffffff" draw:opacity="100%" draw:opacity-name="Transparency_20_20"/>
      <style:text-properties fo:font-weight="bol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text-properties fo:color="#000000"/>
    </style:style>
    <style:style style:name="P21" style:family="paragraph">
      <loext:graphic-properties draw:fill="none" draw:fill-color="#ffffff"/>
      <style:text-properties fo:color="#000000"/>
    </style:style>
    <style:style style:name="P22" style:family="paragraph">
      <loext:graphic-properties draw:fill="gradient" draw:fill-gradient-name="Gradient_20_6" draw:opacity="50%"/>
      <style:paragraph-properties fo:text-align="center"/>
    </style:style>
    <style:style style:name="P23" style:family="paragraph">
      <loext:graphic-properties draw:fill="non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ed1c24" fo:font-size="24pt" style:font-size-asian="24pt" style:font-size-complex="24pt"/>
    </style:style>
    <style:style style:name="T4" style:family="text">
      <style:text-properties fo:color="#ed1c24" style:text-position="33% 58%" fo:font-size="24pt" style:font-size-asian="24pt" style:font-size-complex="24pt"/>
    </style:style>
    <style:style style:name="T5" style:family="text">
      <style:text-properties fo:color="#ed1c24" style:text-position="-33% 58%" fo:font-size="24pt" style:font-size-asian="24pt" style:font-size-complex="24pt"/>
    </style:style>
    <style:style style:name="T6" style:family="text">
      <style:text-properties fo:color="#0066b3" fo:font-size="24pt" style:font-size-asian="24pt" style:font-size-complex="24pt"/>
    </style:style>
    <style:style style:name="T7" style:family="text">
      <style:text-properties fo:color="#0066b3" style:text-position="33% 58%" fo:font-size="24pt" style:font-size-asian="24pt" style:font-size-complex="24pt"/>
    </style:style>
    <style:style style:name="T8" style:family="text">
      <style:text-properties fo:color="#0066b3" style:text-position="-33% 58%"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sub 58%" style:font-name="Liberation Sans1" fo:font-weight="bold" style:font-name-asian="Liberation Sans1" style:font-weight-asian="bold" style:font-name-complex="Liberation Sans1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super 58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super 58%" style:font-name="Liberation Sans1" style:font-name-asian="Liberation Sans1" style:font-name-complex="Liberation Sans1"/>
    </style:style>
    <style:style style:name="T23" style:family="text">
      <style:text-properties style:text-position="super 58%" style:font-name="Liberation Sans1" fo:font-weight="normal" style:font-name-asian="Liberation Sans1" style:font-weight-asian="normal" style:font-name-complex="Liberation Sans1" style:font-weight-complex="normal"/>
    </style:style>
    <style:style style:name="T24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5" style:family="text">
      <style:text-properties style:text-position="sub 58%" style:font-name="Liberation Sans1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position="33% 58%" fo:font-weight="bold" style:font-weight-asian="bold" style:font-weight-complex="bold"/>
    </style:style>
    <style:style style:name="T31" style:family="text">
      <style:text-properties style:text-position="-33% 58%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weight="bold"/>
    </style:style>
    <style:style style:name="T34" style:family="text">
      <style:text-properties style:text-position="33% 58%" fo:font-weight="bold"/>
    </style:style>
    <style:style style:name="T35" style:family="text">
      <style:text-properties style:text-position="-33% 58%" fo:font-weight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/>
    </style:style>
    <style:style style:name="T39" style:family="text">
      <style:text-properties fo:color="#000000" style:text-position="-33% 58%"/>
    </style:style>
    <style:style style:name="T40" style:family="text">
      <style:text-properties fo:color="#000000" style:text-position="33% 58%"/>
    </style:style>
    <style:style style:name="T41" style:family="text">
      <style:text-properties style:font-name="Liberation Sans1" style:font-name-asian="Liberation Sans1" style:font-name-complex="Liberation Sans1"/>
    </style:style>
    <style:style style:name="T42" style:family="text">
      <style:text-properties style:text-position="-33% 58%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077cm" svg:height="4.572cm" svg:x="5.356cm" svg:y="5.699cm">
            <text:p text:style-name="P1"><text:span text:style-name="T1">Unit Commitment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972cm" svg:height="0.962cm" svg:x="5.745cm" svg:y="7.947cm">
            <draw:text-box>
              <text:p>Plants schedule</text:p>
            </draw:text-box>
          </draw:frame>
          <draw:frame draw:style-name="gr3" draw:text-style-name="P3" draw:layer="layout" svg:width="5.396cm" svg:height="0.962cm" svg:x="5.802cm" svg:y="9.141cm">
            <draw:text-box>
              <text:p>Plants production</text:p>
            </draw:text-box>
          </draw:frame>
        </draw:g>
        <draw:g xml:id="id2" draw:id="id2">
          <draw:custom-shape draw:style-name="gr4" draw:text-style-name="P2" draw:layer="layout" svg:width="6.077cm" svg:height="4.064cm" svg:x="15.04cm" svg:y="1.8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077cm" svg:height="4.064cm" svg:x="15.44cm" svg:y="2.1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077cm" svg:height="4.064cm" svg:x="15.84cm" svg:y="2.4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077cm" svg:height="4.064cm" svg:x="16.24cm" svg:y="2.778cm">
            <text:p text:style-name="P1"><text:span text:style-name="T1">Si</text:span><text:span text:style-name="T1">n</text:span><text:span text:style-name="T1">gl</text:span><text:span text:style-name="T1">e </text:span></text:p>
            <text:p text:style-name="P1"><text:span text:style-name="T1">U</text:span><text:span text:style-name="T1">ni</text:span><text:span text:style-name="T1">t </text:span><text:span text:style-name="T1">C</text:span><text:span text:style-name="T1">o</text:span><text:span text:style-name="T1">m</text:span><text:span text:style-name="T1">m</text:span><text:span text:style-name="T1">it</text:span><text:span text:style-name="T1">m</text:span><text:span text:style-name="T1">e</text:span><text:span text:style-name="T1">nt</text:span></text:p>
            <text:p text:style-name="P1"><text:span text:style-name="T1">P</text:span><text:span text:style-name="T1">ro</text:span><text:span text:style-name="T1">bl</text:span><text:span text:style-name="T1">e</text:span><text:span text:style-name="T1">m</text:span>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4.896cm" svg:height="0.963cm" svg:x="16.875cm" svg:y="5.445cm">
            <draw:text-box>
              <text:p>Plant schedule</text:p>
            </draw:text-box>
          </draw:frame>
        </draw:g>
        <draw:custom-shape draw:style-name="gr7" draw:text-style-name="P2" xml:id="id3" draw:id="id3" draw:layer="layout" svg:width="6.077cm" svg:height="3.81cm" svg:x="16.259cm" svg:y="7.858cm">
          <text:p text:style-name="P1"><text:span text:style-name="T1">E</text:span><text:span text:style-name="T1">c</text:span><text:span text:style-name="T1">o</text:span><text:span text:style-name="T1">n</text:span><text:span text:style-name="T1">o</text:span><text:span text:style-name="T1">m</text:span><text:span text:style-name="T1">ic </text:span><text:span text:style-name="T1">Di</text:span><text:span text:style-name="T1">s</text:span><text:span text:style-name="T1">p</text:span><text:span text:style-name="T1">at</text:span><text:span text:style-name="T1">c</text:span><text:span text:style-name="T1">h</text:span></text:p>
          <text:p text:style-name="P1"><text:span text:style-name="T1">P</text:span><text:span text:style-name="T1">ro</text:span><text:span text:style-name="T1">bl</text:span><text:span text:style-name="T1">e</text:span><text:span text:style-name="T1">m</text:span></text:p>
          <text:p text:style-name="P1"><text:span text:style-name="T1"/></text:p>
          <text:p text:style-name="P1"><text:span text:style-name="T2">Pl</text:span><text:span text:style-name="T2">a</text:span><text:span text:style-name="T2">nt</text:span><text:span text:style-name="T2">s </text:span><text:span text:style-name="T2">pr</text:span><text:span text:style-name="T2">o</text:span><text:span text:style-name="T2">d</text:span><text:span text:style-name="T2">u</text:span><text:span text:style-name="T2">c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1.433cm" svg:y1="7.985cm" svg:x2="15.04cm" svg:y2="4.36cm" draw:start-shape="id1" draw:start-glue-point="1" draw:end-shape="id2" svg:d="M11433 7985l3607-3625" svg:viewBox="0 0 3608 3626">
          <text:p/>
        </draw:connector>
        <draw:connector draw:style-name="gr8" draw:text-style-name="P5" draw:layer="layout" draw:type="line" svg:x1="11.433cm" svg:y1="7.985cm" svg:x2="16.259cm" svg:y2="9.763cm" draw:start-shape="id1" draw:start-glue-point="1" draw:end-shape="id3" draw:end-glue-point="3" svg:d="M11433 7985l4826 1778" svg:viewBox="0 0 4827 1779">
          <text:p/>
        </draw:connector>
      </draw:page>
      <draw:page draw:name="page2" draw:style-name="dp1" draw:master-page-name="Default">
        <draw:line draw:style-name="gr9" draw:text-style-name="P5" draw:layer="layout" svg:x1="6.334cm" svg:y1="17.129cm" svg:x2="6.334cm" svg:y2="10.398cm">
          <text:p/>
        </draw:line>
        <draw:line draw:style-name="gr10" draw:text-style-name="P5" draw:layer="layout" svg:x1="5.445cm" svg:y1="16.494cm" svg:x2="16.875cm" svg:y2="16.494cm">
          <text:p/>
        </draw:line>
        <draw:frame draw:style-name="gr11" draw:text-style-name="P3" draw:layer="layout" svg:width="2.792cm" svg:height="0.962cm" svg:x="15.467cm" svg:y="16.802cm">
          <draw:text-box>
            <text:p>Iteration</text:p>
          </draw:text-box>
        </draw:frame>
        <draw:line draw:style-name="gr12" draw:text-style-name="P5" draw:layer="layout" svg:x1="5.572cm" svg:y1="14.081cm" svg:x2="16.494cm" svg:y2="14.081cm">
          <text:p/>
        </draw:line>
        <draw:polyline draw:style-name="gr13" draw:text-style-name="P5" draw:layer="layout" svg:width="5.379cm" svg:height="6.823cm" draw:transform="rotate (1.37339958839434) translate (6.58799775486149cm 18.1449995509695cm)" svg:viewBox="0 0 5380 6824" draw:points="0,0 1943,0 3288,897 4359,3014 5380,6824">
          <text:p/>
        </draw:polyline>
        <draw:polyline draw:style-name="gr14" draw:text-style-name="P5" draw:layer="layout" svg:width="6.473cm" svg:height="4.962cm" draw:transform="rotate (-1.05173540725178) translate (11.1508774460097cm 8.1902712536748cm)" svg:viewBox="0 0 6474 4963" draw:points="0,4963 2048,4962 2993,3308 4773,1985 5907,0 6474,31">
          <text:p/>
        </draw:polyline>
        <draw:frame draw:style-name="gr15" draw:text-style-name="P3" draw:layer="layout" svg:width="2.073cm" svg:height="0.962cm" svg:x="4.094cm" svg:y="10.398cm">
          <draw:text-box>
            <text:p>Value</text:p>
          </draw:text-box>
        </draw:frame>
        <draw:frame draw:style-name="gr16" draw:text-style-name="P6" draw:layer="layout" svg:width="1.62cm" svg:height="1.399cm" svg:x="17.449cm" svg:y="14.73cm">
          <draw:text-box>
            <text:p><text:span text:style-name="T3">𝐵</text:span><text:span text:style-name="T4">𝐷</text:span><text:span text:style-name="T5">𝑛</text:span></text:p>
          </draw:text-box>
        </draw:frame>
        <draw:frame draw:style-name="gr17" draw:text-style-name="P7" draw:layer="layout" svg:width="1.56cm" svg:height="1.399cm" svg:x="17.479cm" svg:y="11.652cm">
          <draw:text-box>
            <text:p><text:span text:style-name="T6">𝐵</text:span><text:span text:style-name="T7">𝑃</text:span><text:span text:style-name="T8">𝑛</text:span></text:p>
          </draw:text-box>
        </draw:frame>
        <draw:frame draw:style-name="gr18" draw:text-style-name="P8" draw:layer="layout" svg:width="2.564cm" svg:height="1.119cm" svg:x="16.977cm" svg:y="13.519cm">
          <draw:text-box>
            <text:p><text:span text:style-name="T9">opt(𝑃)</text:span></text:p>
          </draw:text-box>
        </draw:frame>
      </draw:page>
      <draw:page draw:name="page3" draw:style-name="dp1" draw:master-page-name="Default">
        <draw:custom-shape draw:style-name="gr19" draw:text-style-name="P9" xml:id="id7" draw:id="id7" draw:layer="layout" svg:width="0.508cm" svg:height="0.508cm" svg:x="13.833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0.82cm" svg:height="0.962cm" svg:x="13.652cm" svg:y="4.882cm">
          <draw:text-box>
            <text:p>s</text:p>
          </draw:text-box>
        </draw:frame>
        <draw:custom-shape draw:style-name="gr19" draw:text-style-name="P9" xml:id="id4" draw:id="id4" draw:layer="layout" svg:width="0.508cm" svg:height="0.508cm" svg:x="10.561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0.853cm" svg:height="0.962cm" svg:x="10.38cm" svg:y="4.882cm">
          <draw:text-box>
            <text:p>p</text:p>
          </draw:text-box>
        </draw:frame>
        <draw:custom-shape draw:style-name="gr19" draw:text-style-name="P9" xml:id="id8" draw:id="id8" draw:layer="layout" svg:width="0.508cm" svg:height="0.508cm" svg:x="17.389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0.853cm" svg:height="0.962cm" svg:x="17.208cm" svg:y="4.882cm">
          <draw:text-box>
            <text:p>u</text:p>
          </draw:text-box>
        </draw:frame>
        <draw:custom-shape draw:style-name="gr19" draw:text-style-name="P9" xml:id="id5" draw:id="id5" draw:layer="layout" svg:width="0.508cm" svg:height="0.508cm" svg:x="6.995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526cm" svg:height="0.962cm" svg:x="6.814cm" svg:y="4.882cm">
          <draw:text-box>
            <text:p>EIE</text:p>
          </draw:text-box>
        </draw:frame>
        <draw:custom-shape draw:style-name="gr19" draw:text-style-name="P9" xml:id="id6" draw:id="id6" draw:layer="layout" svg:width="0.508cm" svg:height="0.508cm" svg:x="3.627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1.806cm" svg:height="0.962cm" svg:x="3.446cm" svg:y="4.882cm">
          <draw:text-box>
            <text:p>ENP</text:p>
          </draw:text-box>
        </draw:frame>
        <draw:connector draw:style-name="gr24" draw:text-style-name="P5" draw:layer="layout" draw:type="curve" svg:x1="10.561cm" svg:y1="6.171cm" svg:x2="7.503cm" svg:y2="6.171cm" draw:start-shape="id4" draw:start-glue-point="6" draw:end-shape="id5" draw:end-glue-point="10" svg:d="M10561 6171h-3058" svg:viewBox="0 0 3059 1">
          <text:p text:style-name="P1"/>
          <text:p text:style-name="P1">6</text:p>
        </draw:connector>
        <draw:connector draw:style-name="gr24" draw:text-style-name="P5" draw:layer="layout" draw:type="curve" svg:x1="6.995cm" svg:y1="6.171cm" svg:x2="4.135cm" svg:y2="6.171cm" draw:start-shape="id5" draw:start-glue-point="6" draw:end-shape="id6" draw:end-glue-point="10" svg:d="M6995 6171h-2860" svg:viewBox="0 0 2861 1">
          <text:p text:style-name="P1"/>
          <text:p text:style-name="P1">6</text:p>
        </draw:connector>
        <draw:connector draw:style-name="gr24" draw:text-style-name="P5" draw:layer="layout" draw:type="curve" svg:x1="11.069cm" svg:y1="6.171cm" svg:x2="13.833cm" svg:y2="6.171cm" draw:start-shape="id4" draw:start-glue-point="10" draw:end-shape="id7" draw:end-glue-point="6" svg:d="M11069 6171h2764" svg:viewBox="0 0 2765 1">
          <text:p text:style-name="P1"/>
          <text:p text:style-name="P1">1</text:p>
        </draw:connector>
        <draw:connector draw:style-name="gr24" draw:text-style-name="P5" draw:layer="layout" draw:type="curve" svg:x1="14.341cm" svg:y1="6.171cm" svg:x2="17.389cm" svg:y2="6.171cm" draw:start-shape="id7" draw:start-glue-point="10" draw:end-shape="id8" draw:end-glue-point="6" svg:d="M14341 6171h3048" svg:viewBox="0 0 3049 1">
          <text:p text:style-name="P1"/>
          <text:p text:style-name="P1"/>
          <text:p text:style-name="P1">2,3,</text:p>
          <text:p text:style-name="P1">4,5</text:p>
        </draw:connector>
        <draw:connector draw:style-name="gr24" draw:text-style-name="P5" draw:layer="layout" draw:type="curve" svg:x1="10.815cm" svg:y1="6.425cm" svg:x2="3.881cm" svg:y2="6.425cm" draw:start-shape="id4" draw:start-glue-point="8" draw:end-shape="id6" draw:end-glue-point="8" svg:d="M10815 6425c0 1776-6934 1776-6934 0" svg:viewBox="0 0 6935 1333">
          <text:p text:style-name="P1"/>
          <text:p text:style-name="P1">6</text:p>
        </draw:connector>
        <draw:custom-shape draw:style-name="gr25" draw:text-style-name="P10" draw:layer="layout" svg:width="0.635cm" svg:height="0.889cm" svg:x="11.749cm" svg:y="5.57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4" draw:style-name="dp1" draw:master-page-name="Default">
        <draw:custom-shape draw:style-name="gr26" draw:text-style-name="P2" xml:id="id9" draw:id="id9" draw:layer="layout" svg:width="6.077cm" svg:height="6.944cm" svg:x="2.797cm" svg:y="11.513cm">
          <text:p text:style-name="P1"><text:span text:style-name="T1">La</text:span><text:span text:style-name="T1">gr</text:span><text:span text:style-name="T1">an</text:span><text:span text:style-name="T1">gi</text:span><text:span text:style-name="T1">an</text:span></text:p>
          <text:p text:style-name="P1"><text:span text:style-name="T1">D</text:span><text:span text:style-name="T1">ec</text:span><text:span text:style-name="T1">o</text:span><text:span text:style-name="T1">m</text:span><text:span text:style-name="T1">p</text:span><text:span text:style-name="T1">os</text:span><text:span text:style-name="T1">iti</text:span><text:span text:style-name="T1">o</text:span><text:span text:style-name="T1">n</text:span></text:p>
          <text:p text:style-name="P1"><text:span text:style-name="T2">(p</text:span><text:span text:style-name="T2">ri</text:span><text:span text:style-name="T2">m</text:span><text:span text:style-name="T2">al </text:span><text:span text:style-name="T2">m</text:span><text:span text:style-name="T2">od</text:span><text:span text:style-name="T2">el</text:span><text:span text:style-name="T2">s)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1" draw:layer="layout" svg:width="3.908cm" svg:height="1.146cm" svg:x="3.531cm" svg:y="14.1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3.731cm" svg:y="14.3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3.931cm" svg:y="14.5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3.908cm" svg:height="1.146cm" svg:x="4.131cm" svg:y="14.749cm">
            <text:p text:style-name="P1">Single UCP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1" draw:layer="layout" svg:width="3.417cm" svg:height="1.857cm" svg:x="4.127cm" svg:y="16.163cm">
          <text:p text:style-name="P1">Economic</text:p>
          <text:p text:style-name="P1">Dispatch</text:p>
          <draw:enhanced-geometry svg:viewBox="0 0 21600 21600" draw:type="rectangle" draw:enhanced-path="M 0 0 L 21600 0 21600 21600 0 21600 0 0 Z N"/>
        </draw:custom-shape>
        <draw:custom-shape draw:style-name="gr28" draw:text-style-name="P12" xml:id="id10" draw:id="id10" draw:layer="layout" svg:width="6.077cm" svg:height="6.944cm" svg:x="13.827cm" svg:y="11.599cm">
          <text:p text:style-name="P1"><text:span text:style-name="T1">D</text:span><text:span text:style-name="T1">ua</text:span><text:span text:style-name="T1">l</text:span></text:p>
          <text:p text:style-name="P1"><text:span text:style-name="T1">O</text:span><text:span text:style-name="T1">pt</text:span><text:span text:style-name="T1">im</text:span><text:span text:style-name="T1">iz</text:span><text:span text:style-name="T1">a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4.456cm" svg:height="1.164cm" svg:x="14.69cm" svg:y="14.396cm">
          <text:p text:style-name="P1">Cutting Plane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4.066cm" svg:height="1.875cm" svg:x="14.887cm" svg:y="16.09cm">
          <text:p text:style-name="P14"><text:span text:style-name="T10">S</text:span><text:span text:style-name="T10">ub</text:span><text:span text:style-name="T10">gr</text:span><text:span text:style-name="T10">ad</text:span><text:span text:style-name="T10">ie</text:span><text:span text:style-name="T10">nt</text:span></text:p>
          <text:p text:style-name="P14"><text:span text:style-name="T10">M</text:span><text:span text:style-name="T10">et</text:span><text:span text:style-name="T10">ho</text:span><text:span text:style-name="T10">d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draw:type="curve" svg:x1="5.835cm" svg:y1="11.513cm" svg:x2="16.865cm" svg:y2="11.599cm" draw:start-shape="id9" draw:start-glue-point="0" draw:end-shape="id10" svg:d="M5835 11513c0-777 11030-820 11030 86" svg:viewBox="0 0 11031 675">
          <text:p/>
        </draw:connector>
        <draw:connector draw:style-name="gr31" draw:text-style-name="P5" draw:layer="layout" draw:type="curve" svg:x1="16.865cm" svg:y1="18.543cm" svg:x2="5.835cm" svg:y2="18.457cm" draw:start-shape="id10" draw:start-glue-point="2" draw:end-shape="id9" svg:d="M16865 18543c0 790-11030 833-11030-86" svg:viewBox="0 0 11031 685">
          <text:p/>
        </draw:connector>
        <draw:frame draw:style-name="gr32" draw:text-style-name="P15" draw:layer="layout" svg:width="7.491cm" svg:height="2.617cm" svg:x="8.422cm" svg:y="8.903cm">
          <draw:text-box>
            <text:p text:style-name="P1"><text:span text:style-name="T11">Primal variables x</text:span><text:span text:style-name="T12">n</text:span></text:p>
            <text:p text:style-name="P1"><text:span text:style-name="T13">(s, p, u</text:span><text:span text:style-name="T14">+</text:span><text:span text:style-name="T15">, </text:span><text:span text:style-name="T2">u</text:span><text:span text:style-name="T16">-</text:span><text:span text:style-name="T2">, EIE, ENP)</text:span><text:span text:style-name="T17">n</text:span></text:p>
          </draw:text-box>
        </draw:frame>
        <draw:frame draw:style-name="gr33" draw:text-style-name="P15" draw:layer="layout" svg:width="8.634cm" svg:height="2.115cm" svg:x="7.907cm" svg:y="19.428cm">
          <draw:text-box>
            <text:p text:style-name="P1"><text:span text:style-name="T11">Lagrangian Multipliers </text:span><text:span text:style-name="T18">λ</text:span><text:span text:style-name="T19">n+1</text:span><text:span text:style-name="T1"> </text:span></text:p>
            <text:p text:style-name="P1"><text:span text:style-name="T20">(</text:span><text:span text:style-name="T21">λ</text:span><text:span text:style-name="T22">+</text:span><text:span text:style-name="T21">, λ</text:span><text:span text:style-name="T23">-</text:span><text:span text:style-name="T24">)</text:span><text:span text:style-name="T25">n+1</text:span></text:p>
          </draw:text-box>
        </draw:frame>
        <draw:custom-shape draw:style-name="gr34" draw:text-style-name="P15" xml:id="id14" draw:id="id14" draw:layer="layout" svg:width="18.288cm" svg:height="14.732cm" svg:x="2.397cm" svg:y="6.786cm">
          <draw:glue-point draw:id="4" svg:x="5cm" svg:y="-3.275cm"/>
          <text:p text:style-name="P1"><text:span text:style-name="T1">Primal/Dual Loop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6.096cm" svg:height="7.307cm" svg:x="25.062cm" svg:y="11.6cm">
          <text:p text:style-name="P14"><text:span text:style-name="T26">Primal Heuristic</text:span></text:p>
          <draw:enhanced-geometry svg:viewBox="0 0 21600 21600" draw:type="rectangle" draw:enhanced-path="M 0 0 L 21600 0 21600 21600 0 21600 0 0 Z N"/>
        </draw:custom-shape>
        <draw:frame draw:style-name="gr36" draw:text-style-name="P15" draw:layer="layout" svg:width="5.664cm" svg:height="1.882cm" svg:x="21.269cm" svg:y="7.675cm">
          <draw:text-box>
            <text:p text:style-name="P1"><text:span text:style-name="T1">History</text:span></text:p>
            <text:p text:style-name="P1"><text:span text:style-name="T11"><text:s/></text:span><text:span text:style-name="T15">[(</text:span><text:span text:style-name="T18">λ</text:span><text:span text:style-name="T19">0</text:span><text:span text:style-name="T27">,</text:span><text:span text:style-name="T28">x</text:span><text:span text:style-name="T29">0</text:span><text:span text:style-name="T21">), … </text:span><text:span text:style-name="T15">(</text:span><text:span text:style-name="T18">λ</text:span><text:span text:style-name="T19">n</text:span><text:span text:style-name="T27">,</text:span><text:span text:style-name="T28">x</text:span><text:span text:style-name="T29">n</text:span><text:span text:style-name="T21">)]</text:span></text:p>
          </draw:text-box>
        </draw:frame>
        <draw:custom-shape draw:style-name="gr27" draw:text-style-name="P11" xml:id="id11" draw:id="id11" draw:layer="layout" svg:width="4.188cm" svg:height="1.857cm" svg:x="26.079cm" svg:y="13.169cm">
          <text:p text:style-name="P1">Combination</text:p>
          <text:p text:style-name="P1">Heuristic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2" draw:id="id12" draw:layer="layout" svg:width="4.332cm" svg:height="1.146cm" svg:x="26.007cm" svg:y="17.09cm">
          <text:p text:style-name="P1">Local Search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28.173cm" svg:y1="15.026cm" svg:x2="28.173cm" svg:y2="17.09cm" draw:start-shape="id11" draw:start-glue-point="2" draw:end-shape="id12" draw:end-glue-point="0" svg:d="M28173 15026v2064" svg:viewBox="0 0 1 2065">
          <text:p/>
        </draw:connector>
        <draw:connector draw:style-name="gr8" draw:text-style-name="P5" draw:layer="layout" draw:type="curve" svg:x1="26.007cm" svg:y1="17.663cm" svg:x2="19.146cm" svg:y2="14.978cm" draw:start-shape="id12" draw:start-glue-point="3" draw:end-shape="id13" draw:end-glue-point="1" svg:d="M26007 17663c-5139 0-1709-2685-6861-2685" svg:viewBox="0 0 6862 2686">
          <text:p/>
        </draw:connector>
        <draw:connector draw:style-name="gr37" draw:text-style-name="P5" draw:layer="layout" draw:type="curve" svg:x1="20.685cm" svg:y1="9.328cm" svg:x2="26.079cm" svg:y2="14.097cm" draw:start-shape="id14" draw:start-glue-point="4" draw:end-shape="id11" svg:d="M20685 9328c4033 0 1337 4769 5394 4769" svg:viewBox="0 0 5395 4770">
          <text:p text:style-name="P1"><text:s text:c="2"/></text:p>
        </draw:connector>
        <draw:frame draw:style-name="gr38" draw:text-style-name="P15" draw:layer="layout" svg:width="3.524cm" svg:height="2.536cm" svg:x="21.036cm" svg:y="17.26cm">
          <draw:text-box>
            <text:p text:style-name="P1"><text:span text:style-name="T1">Heuristic </text:span></text:p>
            <text:p text:style-name="P1"><text:span text:style-name="T1">Solution </text:span></text:p>
            <text:p text:style-name="P1"><text:span text:style-name="T1">x</text:span><text:span text:style-name="T30">h</text:span><text:span text:style-name="T31">n</text:span></text:p>
          </draw:text-box>
        </draw:frame>
        <draw:custom-shape draw:style-name="gr39" draw:text-style-name="P2" xml:id="id15" draw:id="id15" draw:layer="layout" svg:width="4.284cm" svg:height="2.157cm" svg:x="3.64cm" svg:y="7.35cm">
          <text:p text:style-name="P1"><text:span text:style-name="T1">Initialization</text:span></text:p>
          <text:p text:style-name="P17"><text:span text:style-name="T18">λ</text:span><text:span text:style-name="T19">0 </text:span><text:span text:style-name="T27">= </text:span><text:span text:style-name="T32">0</text:span></text:p>
          <text:p text:style-name="P17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5.782cm" svg:y1="9.507cm" svg:x2="5.835cm" svg:y2="11.513cm" draw:start-shape="id15" draw:start-glue-point="2" draw:end-shape="id9" draw:end-glue-point="0" svg:d="M5782 9507c0 1504 53 502 53 2006" svg:viewBox="0 0 54 2007">
          <text:p/>
        </draw:connector>
        <draw:frame draw:style-name="gr40" draw:text-style-name="P18" draw:layer="layout" svg:width="4.007cm" svg:height="1.825cm" svg:x="29.099cm" svg:y="15.205cm">
          <draw:text-box>
            <text:p><text:span text:style-name="T33">Combined</text:span></text:p>
            <text:p><text:span text:style-name="T33">Solution x</text:span><text:span text:style-name="T34">c</text:span><text:span text:style-name="T35">n</text:span></text:p>
          </draw:text-box>
        </draw:frame>
      </draw:page>
      <draw:page draw:name="page5" draw:style-name="dp1" draw:master-page-name="Default">
        <draw:frame draw:style-name="gr41" draw:text-style-name="P4" draw:layer="layout" svg:width="1.251cm" svg:height="1.13cm" svg:x="10.694cm" svg:y="5.839cm">
          <draw:text-box>
            <text:p><text:span text:style-name="T18">λ</text:span><text:span text:style-name="T36">0</text:span></text:p>
          </draw:text-box>
        </draw:frame>
        <draw:custom-shape draw:style-name="gr42" draw:text-style-name="P9" xml:id="id16" draw:id="id16" draw:layer="layout" svg:width="0.5cm" svg:height="0.5cm" svg:x="10.375cm" svg:y="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2.241cm" svg:y="7.242cm">
          <draw:text-box>
            <text:p><text:span text:style-name="T18">λ</text:span><text:span text:style-name="T36">1</text:span></text:p>
          </draw:text-box>
        </draw:frame>
        <draw:custom-shape draw:style-name="gr43" draw:text-style-name="P10" xml:id="id17" draw:id="id17" draw:layer="layout" svg:width="0.5cm" svg:height="0.5cm" svg:x="11.922cm" svg:y="8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3.846cm" svg:y="8.493cm">
          <draw:text-box>
            <text:p><text:span text:style-name="T18">λ</text:span><text:span text:style-name="T36">2</text:span></text:p>
          </draw:text-box>
        </draw:frame>
        <draw:custom-shape draw:style-name="gr42" draw:text-style-name="P9" xml:id="id18" draw:id="id18" draw:layer="layout" svg:width="0.5cm" svg:height="0.5cm" svg:x="13.52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" draw:layer="layout" svg:width="1.251cm" svg:height="1.143cm" svg:x="11.152cm" svg:y="12.684cm">
          <draw:text-box>
            <text:p><text:span text:style-name="T18">λ</text:span><text:span text:style-name="T36">3</text:span></text:p>
          </draw:text-box>
        </draw:frame>
        <draw:custom-shape draw:style-name="gr42" draw:text-style-name="P9" xml:id="id19" draw:id="id19" draw:layer="layout" svg:width="0.5cm" svg:height="0.5cm" svg:x="10.652cm" svg:y="1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" draw:layer="layout" svg:width="1.251cm" svg:height="1.13cm" svg:x="13.322cm" svg:y="13.319cm">
          <draw:text-box>
            <text:p><text:span text:style-name="T18">λ</text:span><text:span text:style-name="T36">4</text:span></text:p>
          </draw:text-box>
        </draw:frame>
        <draw:custom-shape draw:style-name="gr42" draw:text-style-name="P9" xml:id="id20" draw:id="id20" draw:layer="layout" svg:width="0.5cm" svg:height="0.5cm" svg:x="13.003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curve" svg:x1="10.802cm" svg:y1="7.271cm" svg:x2="11.995cm" svg:y2="8.32cm" draw:start-shape="id16" draw:start-glue-point="9" draw:end-shape="id17" draw:end-glue-point="5" svg:d="M10802 7271c895 0 299 1049 1193 1049" svg:viewBox="0 0 1194 1050">
          <text:p/>
        </draw:connector>
        <draw:connector draw:style-name="gr45" draw:text-style-name="P5" draw:layer="layout" draw:type="curve" svg:x1="12.349cm" svg:y1="8.674cm" svg:x2="13.527cm" svg:y2="9.748cm" draw:start-shape="id17" draw:start-glue-point="9" draw:end-shape="id18" draw:end-glue-point="6" svg:d="M12349 8674c939 0 350 1074 1178 1074" svg:viewBox="0 0 1179 1075">
          <text:p/>
        </draw:connector>
        <draw:connector draw:style-name="gr46" draw:text-style-name="P5" draw:layer="layout" draw:type="curve" svg:x1="13.777cm" svg:y1="9.998cm" svg:x2="10.902cm" svg:y2="13.581cm" draw:start-shape="id18" draw:start-glue-point="8" draw:end-shape="id19" draw:end-glue-point="4" svg:d="M13777 9998c0 2688-2875 897-2875 3583" svg:viewBox="0 0 2876 3584">
          <text:p/>
        </draw:connector>
        <draw:connector draw:style-name="gr45" draw:text-style-name="P5" draw:layer="layout" draw:type="curve" svg:x1="11.079cm" svg:y1="14.008cm" svg:x2="13.003cm" svg:y2="14.574cm" draw:start-shape="id19" draw:start-glue-point="9" draw:end-shape="id20" draw:end-glue-point="6" svg:d="M11079 14008c1498 0 537 566 1924 566" svg:viewBox="0 0 1925 567">
          <text:p/>
        </draw:connector>
        <draw:line draw:style-name="gr47" draw:text-style-name="P5" draw:layer="layout" svg:x1="17.002cm" svg:y1="7.35cm" svg:x2="18.399cm" svg:y2="7.35cm">
          <text:p/>
        </draw:line>
        <draw:frame draw:style-name="gr48" draw:text-style-name="P19" draw:layer="layout" svg:width="8.334cm" svg:height="0.878cm" svg:x="18.58cm" svg:y="6.923cm">
          <draw:text-box>
            <text:p><text:span text:style-name="T37">Cutting Plane (“global method”)</text:span></text:p>
          </draw:text-box>
        </draw:frame>
        <draw:frame draw:style-name="gr41" draw:text-style-name="P4" draw:layer="layout" svg:width="1.251cm" svg:height="1.13cm" svg:x="12.241cm" svg:y="7.243cm">
          <draw:text-box>
            <text:p><text:span text:style-name="T18">λ</text:span><text:span text:style-name="T36">1</text:span></text:p>
          </draw:text-box>
        </draw:frame>
        <draw:custom-shape draw:style-name="gr42" draw:text-style-name="P9" draw:layer="layout" svg:width="0.5cm" svg:height="0.5cm" svg:x="11.922cm" svg:y="8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17.002cm" svg:y1="6.45cm" svg:x2="18.399cm" svg:y2="6.45cm">
          <text:p/>
        </draw:line>
        <draw:frame draw:style-name="gr50" draw:text-style-name="P19" draw:layer="layout" svg:width="7.644cm" svg:height="0.878cm" svg:x="18.58cm" svg:y="6.023cm">
          <draw:text-box>
            <text:p><text:span text:style-name="T37">Subgradient (“local method”)</text:span></text:p>
          </draw:text-box>
        </draw:frame>
      </draw:page>
      <draw:page draw:name="page6" draw:style-name="dp1" draw:master-page-name="Default">
        <draw:line draw:style-name="gr51" draw:text-style-name="P5" draw:layer="layout" svg:x1="8.949cm" svg:y1="9.823cm" svg:x2="15.016cm" svg:y2="14.395cm">
          <text:p/>
        </draw:line>
        <draw:frame draw:style-name="gr52" draw:text-style-name="P21" draw:layer="layout" svg:width="3.612cm" svg:height="1.114cm" svg:x="15.321cm" svg:y="14.162cm">
          <draw:text-box>
            <text:p text:style-name="P20"><text:span text:style-name="T38">a</text:span><text:span text:style-name="T39">j</text:span><text:span text:style-name="T40">T</text:span><text:span text:style-name="T38">x – b = 0</text:span></text:p>
          </draw:text-box>
        </draw:frame>
        <draw:custom-shape draw:style-name="gr53" draw:text-style-name="P22" draw:layer="layout" svg:width="8.001cm" svg:height="6.069cm" svg:x="8.069cm" svg:y="9.0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3" draw:layer="layout" svg:width="1.98cm" svg:height="1.114cm" svg:x="9.89cm" svg:y="13.221cm">
          <draw:text-box>
            <text:p><text:span text:style-name="T41">λ</text:span><text:span text:style-name="T42">j</text:span> = 0</text:p>
          </draw:text-box>
        </draw:frame>
        <draw:frame draw:style-name="gr52" draw:text-style-name="P3" draw:layer="layout" svg:width="1.98cm" svg:height="1.114cm" svg:x="12.352cm" svg:y="11.062cm">
          <draw:text-box>
            <text:p><text:span text:style-name="T41">λ</text:span><text:span text:style-name="T42">j</text:span> &gt; 0</text:p>
          </draw:text-box>
        </draw:frame>
        <draw:frame draw:style-name="gr52" draw:text-style-name="P3" draw:layer="layout" svg:width="3.173cm" svg:height="0.962cm" svg:x="11.168cm" svg:y="9.49cm">
          <draw:text-box>
            <text:p>infeasible</text:p>
          </draw:text-box>
        </draw:frame>
        <draw:frame draw:style-name="gr52" draw:text-style-name="P3" draw:layer="layout" svg:width="2.682cm" svg:height="0.962cm" svg:x="6.072cm" svg:y="12.738cm">
          <draw:text-box>
            <text:p>feasible</text:p>
          </draw:text-box>
        </draw:frame>
        <draw:frame draw:style-name="gr54" draw:text-style-name="P23" draw:layer="layout" svg:width="8.184cm" svg:height="1.114cm" svg:x="8.564cm" svg:y="8.151cm">
          <draw:text-box>
            <text:p text:style-name="P20"><text:span text:style-name="T43">C</text:span><text:span text:style-name="T43">o</text:span><text:span text:style-name="T43">n</text:span><text:span text:style-name="T43">s</text:span><text:span text:style-name="T43">t</text:span><text:span text:style-name="T43">r</text:span><text:span text:style-name="T43">a</text:span><text:span text:style-name="T43">i</text:span><text:span text:style-name="T43">n</text:span><text:span text:style-name="T43">t</text:span><text:span text:style-name="T43">:</text:span><text:span text:style-name="T38"> </text:span><text:span text:style-name="T38">a</text:span><text:span text:style-name="T39">j</text:span><text:span text:style-name="T40">T</text:span><text:span text:style-name="T38">x </text:span><text:span text:style-name="T44">≤</text:span><text:span text:style-name="T38"> </text:span><text:span text:style-name="T38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6" draw:display-name="Gradient 6" draw:style="radial" draw:cx="50%" draw:cy="50%" draw:start-color="#ffffff" draw:end-color="#0066b3" draw:start-intensity="100%" draw:end-intensity="100%" draw:border="0%"/>
    <draw:opacity draw:name="Transparency_20_20" draw:display-name="Transparency 20" draw:style="linear" draw:start="70%" draw:end="7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1T09:37:49.653060833</meta:creation-date>
    <dc:date>2021-07-27T11:59:50.433996713</dc:date>
    <meta:editing-duration>PT2H53M3S</meta:editing-duration>
    <meta:editing-cycles>10</meta:editing-cycles>
    <meta:generator>LibreOffice/6.0.7.3$Linux_X86_64 LibreOffice_project/00m0$Build-3</meta:generator>
    <meta:document-statistic meta:object-count="93"/>
  </office:meta>
</office:document-meta>
</file>